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8f2a1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e8f2a1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ffff00"/>
    </style:style>
    <style:style style:name="ce29" style:family="table-cell" style:parent-style-name="Default" style:data-style-name="N61">
      <style:table-cell-properties fo:background-color="#ffff00"/>
    </style:style>
    <style:style style:name="ce20" style:family="table-cell" style:parent-style-name="Default" style:data-style-name="N61"/>
    <style:style style:name="ce21" style:family="table-cell" style:parent-style-name="Default" style:data-style-name="N61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1" table:default-cell-style-name="Default"/>
        <table:table-row table:style-name="ro1">
          <table:table-cell table:style-name="ce3" office:value-type="string" calcext:value-type="string">
            <text:p>Count</text:p>
          </table:table-cell>
          <table:table-cell table:style-name="ce9" office:value-type="string" calcext:value-type="string">
            <text:p>Process</text:p>
          </table:table-cell>
          <table:table-cell table:style-name="ce9" office:value-type="string" calcext:value-type="string">
            <text:p>Particle</text:p>
          </table:table-cell>
          <table:table-cell table:style-name="ce18" office:value-type="string" calcext:value-type="string">
            <text:p>Parent_id</text:p>
          </table:table-cell>
          <table:table-cell table:style-name="ce18" office:value-type="string" calcext:value-type="string">
            <text:p>Track_id</text:p>
          </table:table-cell>
          <table:table-cell office:value-type="string" calcext:value-type="string">
            <text:p>Edep_step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Sr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68.3368386636" calcext:value-type="float">
            <text:p>11168.3368386636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Sr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2672020288" calcext:value-type="float">
            <text:p>0.03122672020288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Sr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5670695" calcext:value-type="float">
            <text:p>0.01495670695</text:p>
          </table:table-cell>
        </table:table-row>
        <table:table-row table:style-name="ro1">
          <table:table-cell office:value-type="float" office:value="11755" calcext:value-type="float">
            <text:p>11755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Sr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683431262" calcext:value-type="float">
            <text:p>0.039683431262</text:p>
          </table:table-cell>
        </table:table-row>
        <table:table-row table:style-name="ro1">
          <table:table-cell table:style-name="ce2" office:value-type="float" office:value="13363" calcext:value-type="float">
            <text:p>13363</text:p>
          </table:table-cell>
          <table:table-cell table:style-name="ce4" office:value-type="string" calcext:value-type="string">
            <text:p>ionIoni</text:p>
          </table:table-cell>
          <table:table-cell table:style-name="ce4" office:value-type="string" calcext:value-type="string">
            <text:p>Y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7" office:value-type="float" office:value="0.267620189835899" calcext:value-type="float">
            <text:p>0.267620189835899</text:p>
          </table:table-cell>
        </table:table-row>
        <table:table-row table:style-name="ro1">
          <table:table-cell table:style-name="ce2" office:value-type="float" office:value="13388" calcext:value-type="float">
            <text:p>13388</text:p>
          </table:table-cell>
          <table:table-cell table:style-name="ce4" office:value-type="string" calcext:value-type="string">
            <text:p>RadioactiveDecayBase</text:p>
          </table:table-cell>
          <table:table-cell table:style-name="ce4" office:value-type="string" calcext:value-type="string">
            <text:p>Y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7" office:value-type="float" office:value="0.0024461006" calcext:value-type="float">
            <text:p>0.0024461006</text:p>
          </table:table-cell>
        </table:table-row>
        <table:table-row table:style-name="ro1">
          <table:table-cell table:style-name="ce8" office:value-type="float" office:value="29196" calcext:value-type="float">
            <text:p>29196</text:p>
          </table:table-cell>
          <table:table-cell table:style-name="ce15" office:value-type="string" calcext:value-type="string">
            <text:p>Transportation</text:p>
          </table:table-cell>
          <table:table-cell table:style-name="ce15" office:value-type="string" calcext:value-type="string">
            <text:p>e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0.00610958339300001" calcext:value-type="float">
            <text:p>0.006109583393</text:p>
          </table:table-cell>
        </table:table-row>
        <table:table-row table:style-name="ro1">
          <table:table-cell table:style-name="ce2" office:value-type="float" office:value="50552" calcext:value-type="float">
            <text:p>50552</text:p>
          </table:table-cell>
          <table:table-cell table:style-name="ce4" office:value-type="string" calcext:value-type="string">
            <text:p>Transportation</text:p>
          </table:table-cell>
          <table:table-cell table:style-name="ce4" office:value-type="string" calcext:value-type="string">
            <text:p>anti_nu_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7" office:value-type="float" office:value="0.00059849087" calcext:value-type="float">
            <text:p>0.0005984908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ransportation</text:p>
          </table:table-cell>
          <table:table-cell table:style-name="ce4" office:value-type="string" calcext:value-type="string">
            <text:p>Y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27" office:value-type="float" office:value="0.00031543672" calcext:value-type="float">
            <text:p>0.00031543672</text:p>
          </table:table-cell>
        </table:table-row>
        <table:table-row table:style-name="ro1">
          <table:table-cell table:style-name="ce8" office:value-type="float" office:value="151083" calcext:value-type="float">
            <text:p>151083</text:p>
          </table:table-cell>
          <table:table-cell table:style-name="ce15" office:value-type="string" calcext:value-type="string">
            <text:p>msc</text:p>
          </table:table-cell>
          <table:table-cell table:style-name="ce15" office:value-type="string" calcext:value-type="string">
            <text:p>e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0.00128782008" calcext:value-type="float">
            <text:p>0.00128782008</text:p>
          </table:table-cell>
        </table:table-row>
        <table:table-row table:style-name="ro1">
          <table:table-cell table:style-name="ce8" office:value-type="float" office:value="16115" calcext:value-type="float">
            <text:p>16115</text:p>
          </table:table-cell>
          <table:table-cell table:style-name="ce15" office:value-type="string" calcext:value-type="string">
            <text:p>eIoni</text:p>
          </table:table-cell>
          <table:table-cell table:style-name="ce15" office:value-type="string" calcext:value-type="string">
            <text:p>e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0.0000498068" calcext:value-type="float">
            <text:p>4.98E-05</text:p>
          </table:table-cell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15" office:value-type="string" calcext:value-type="string">
            <text:p>eBrem</text:p>
          </table:table-cell>
          <table:table-cell table:style-name="ce15" office:value-type="string" calcext:value-type="string">
            <text:p>e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0.00008417772" calcext:value-type="float">
            <text:p>8.42E-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0000105636" calcext:value-type="float">
            <text:p>1.06E-0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0000185131" calcext:value-type="float">
            <text:p>1.85E-05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0000185131" calcext:value-type="float">
            <text:p>1.85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0.00000154827" calcext:value-type="float">
            <text:p>1.5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RadioactiveDecayBase</text:p>
          </table:table-cell>
          <table:table-cell table:style-name="ce13" office:value-type="string" calcext:value-type="string">
            <text:p>Zr9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0.00000354031" calcext:value-type="float">
            <text:p>3.54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1.182073055125" calcext:value-type="float">
            <text:p>351.182073055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9.2716466646083" calcext:value-type="float">
            <text:p>59.2716466646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[1760.710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7.223125438965" calcext:value-type="float">
            <text:p>557.223125438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[1760.710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.668911060777" calcext:value-type="float">
            <text:p>29.668911060777</text:p>
          </table:table-cell>
        </table:table-row>
        <table:table-row table:style-name="ro1">
          <table:table-cell office:value-type="float" office:value="34267" calcext:value-type="float">
            <text:p>34267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6.1838016764567" calcext:value-type="float">
            <text:p>76.183801676456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43056371895" calcext:value-type="float">
            <text:p>4.43056371895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13452308656" calcext:value-type="float">
            <text:p>4.134523086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798431049285" calcext:value-type="float">
            <text:p>12.7984310492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7822349" calcext:value-type="float">
            <text:p>0.782234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976721590491" calcext:value-type="float">
            <text:p>1.9767215904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e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5444319" calcext:value-type="float">
            <text:p>0.015444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2660469302" calcext:value-type="float">
            <text:p>0.2660469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08565263" calcext:value-type="float">
            <text:p>0.0085652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5454898003" calcext:value-type="float">
            <text:p>0.025454898003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76419088424" calcext:value-type="float">
            <text:p>0.076419088424</text:p>
          </table:table-cell>
        </table:table-row>
        <table:table-row table:style-name="ro1">
          <table:table-cell office:value-type="float" office:value="40642" calcext:value-type="float">
            <text:p>4064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83078514" calcext:value-type="float">
            <text:p>0.0008307851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024239254" calcext:value-type="float">
            <text:p>0.030242392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anti_nu_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0.846098558317999" calcext:value-type="float">
            <text:p>0.8460985583179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633714" calcext:value-type="float">
            <text:p>0.006337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50325" calcext:value-type="float">
            <text:p>0.00250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48488901" calcext:value-type="float">
            <text:p>0.00484889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00714343" calcext:value-type="float">
            <text:p>0.000714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nti_nu_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24028216973" calcext:value-type="float">
            <text:p>0.240282169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anti_nu_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0.00000000393792" calcext:value-type="float">
            <text:p>3.94E-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278167" calcext:value-type="float">
            <text:p>0.000278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28046019" calcext:value-type="float">
            <text:p>0.00280460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0000134119" calcext:value-type="float">
            <text:p>1.34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46363245363" calcext:value-type="float">
            <text:p>0.046363245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Zr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60759" calcext:value-type="float">
            <text:p>0.0160759</text:p>
          </table:table-cell>
        </table:table-row>
        <table:table-row table:style-name="ro1">
          <table:table-cell office:value-type="float" office:value="56297" calcext:value-type="float">
            <text:p>5629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379343" calcext:value-type="float">
            <text:p>0.037934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0.000065762687" calcext:value-type="float">
            <text:p>6.58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01133585" calcext:value-type="float">
            <text:p>0.0001133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0.00009502632" calcext:value-type="float">
            <text:p>9.50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084543139" calcext:value-type="float">
            <text:p>0.00084543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0.0000761984" calcext:value-type="float">
            <text:p>7.62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.0000672278" calcext:value-type="float">
            <text:p>6.7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e-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8.48115133406" calcext:value-type="float">
            <text:p>1868.4811513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49.75733150786" calcext:value-type="float">
            <text:p>1349.757331507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59.18411121266" calcext:value-type="float">
            <text:p>2859.184111212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7.333804354" calcext:value-type="float">
            <text:p>137.33380435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4.5696770639" calcext:value-type="float">
            <text:p>424.569677063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.971457339" calcext:value-type="float">
            <text:p>26.971457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.3038169956" calcext:value-type="float">
            <text:p>13.30381699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.5969221827" calcext:value-type="float">
            <text:p>65.5969221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71328989" calcext:value-type="float">
            <text:p>2.713289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594674208" calcext:value-type="float">
            <text:p>7.59467420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085345" calcext:value-type="float">
            <text:p>0.5085345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5072822" calcext:value-type="float">
            <text:p>0.450728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836714495" calcext:value-type="float">
            <text:p>0.8367144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5127699" calcext:value-type="float">
            <text:p>0.055127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2725286807" calcext:value-type="float">
            <text:p>0.22725286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417807299278" calcext:value-type="float">
            <text:p>1.4178072992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2987701" calcext:value-type="float">
            <text:p>0.002987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203561068" calcext:value-type="float">
            <text:p>0.0203561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113676" calcext:value-type="float">
            <text:p>0.00113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2434897832" calcext:value-type="float">
            <text:p>1.24348978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phot</text:p>
          </table:table-cell>
          <table:table-cell table:style-name="ce13" office:value-type="string" calcext:value-type="string">
            <text:p>gamm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9.897279360582" calcext:value-type="float">
            <text:p>19.897279360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0169428" calcext:value-type="float">
            <text:p>0.010169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t</text:p>
          </table:table-cell>
          <table:table-cell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5737569" calcext:value-type="float">
            <text:p>0.0005737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147370568" calcext:value-type="float">
            <text:p>0.0147370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0347733151" calcext:value-type="float">
            <text:p>3.0347733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7045418" calcext:value-type="float">
            <text:p>0.007045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8343545" calcext:value-type="float">
            <text:p>0.008343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387812044" calcext:value-type="float">
            <text:p>0.0387812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2685583" calcext:value-type="float">
            <text:p>0.0026855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2357498266" calcext:value-type="float">
            <text:p>1.2357498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3187708" calcext:value-type="float">
            <text:p>0.0031877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304285" calcext:value-type="float">
            <text:p>0.003042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133071342" calcext:value-type="float">
            <text:p>0.0133071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0.0000466332" calcext:value-type="float">
            <text:p>4.66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64580373" calcext:value-type="float">
            <text:p>0.0064580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00375498" calcext:value-type="float">
            <text:p>0.000375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105799" calcext:value-type="float">
            <text:p>0.00105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36594486" calcext:value-type="float">
            <text:p>0.2365944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5085363" calcext:value-type="float">
            <text:p>0.65085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6717521" calcext:value-type="float">
            <text:p>0.0067175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8.371899559432" calcext:value-type="float">
            <text:p>588.371899559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32.1163372788" calcext:value-type="float">
            <text:p>1032.1163372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.93180270902" calcext:value-type="float">
            <text:p>60.93180270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7.13580859873" calcext:value-type="float">
            <text:p>157.13580859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nIoni</text:p>
          </table:table-cell>
          <table:table-cell office:value-type="string" calcext:value-type="string">
            <text:p>Zr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9129122964" calcext:value-type="float">
            <text:p>7.9129122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activeDecayBase</text:p>
          </table:table-cell>
          <table:table-cell office:value-type="string" calcext:value-type="string">
            <text:p>Zr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89088284347" calcext:value-type="float">
            <text:p>4.890882843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.5317590836" calcext:value-type="float">
            <text:p>28.53175908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661023" calcext:value-type="float">
            <text:p>1.661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426743778" calcext:value-type="float">
            <text:p>1.1426743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210016" calcext:value-type="float">
            <text:p>0.210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e-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0408003" calcext:value-type="float">
            <text:p>0.04080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248411" calcext:value-type="float">
            <text:p>0.02484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90313274654" calcext:value-type="float">
            <text:p>0.90313274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.5983643422" calcext:value-type="float">
            <text:p>2.59836434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09791932409999" calcext:value-type="float">
            <text:p>7.0979193240999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3" office:value-type="string" calcext:value-type="string">
            <text:p>msc</text:p>
          </table:table-cell>
          <table:table-cell table:style-name="ce13" office:value-type="string" calcext:value-type="string">
            <text:p>e-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0.127118465" calcext:value-type="float">
            <text:p>0.1271184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3333807931" calcext:value-type="float">
            <text:p>0.3333807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2708211" calcext:value-type="float">
            <text:p>0.02708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757673" calcext:value-type="float">
            <text:p>0.0075767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5579429" calcext:value-type="float">
            <text:p>0.0557942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147846" calcext:value-type="float">
            <text:p>0.001478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1016257" calcext:value-type="float">
            <text:p>0.010162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.104574201457" calcext:value-type="float">
            <text:p>3.1045742014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65219869365" calcext:value-type="float">
            <text:p>20.65219869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1313726843" calcext:value-type="float">
            <text:p>0.1313726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32781466" calcext:value-type="float">
            <text:p>0.032781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9150677056" calcext:value-type="float">
            <text:p>0.49150677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0455652" calcext:value-type="float">
            <text:p>0.004556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1101923" calcext:value-type="float">
            <text:p>0.01101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007447" calcext:value-type="float">
            <text:p>0.1007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529739" calcext:value-type="float">
            <text:p>0.00529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431403" calcext:value-type="float">
            <text:p>0.03431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t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0389602" calcext:value-type="float">
            <text:p>0.00389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t</text:p>
          </table:table-cell>
          <table:table-cell office:value-type="string" calcext:value-type="string">
            <text:p>gamm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218575" calcext:value-type="float">
            <text:p>0.002185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.8966385306" calcext:value-type="float">
            <text:p>4.8966385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214671712" calcext:value-type="float">
            <text:p>0.214671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5357433" calcext:value-type="float">
            <text:p>0.05357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759102609" calcext:value-type="float">
            <text:p>0.7591026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667511" calcext:value-type="float">
            <text:p>0.00667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212972" calcext:value-type="float">
            <text:p>0.02212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186152" calcext:value-type="float">
            <text:p>0.001861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819532" calcext:value-type="float">
            <text:p>0.008195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183992412" calcext:value-type="float">
            <text:p>0.183992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6703206" calcext:value-type="float">
            <text:p>0.06703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614507421" calcext:value-type="float">
            <text:p>1.6145074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1073819" calcext:value-type="float">
            <text:p>0.010738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4386464" calcext:value-type="float">
            <text:p>0.043864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120876" calcext:value-type="float">
            <text:p>0.001208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391858" calcext:value-type="float">
            <text:p>0.003918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266059" calcext:value-type="float">
            <text:p>0.00266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123015669" calcext:value-type="float">
            <text:p>0.12301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34141698" calcext:value-type="float">
            <text:p>0.34141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5813948" calcext:value-type="float">
            <text:p>0.0258139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4601582" calcext:value-type="float">
            <text:p>0.04601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136353" calcext:value-type="float">
            <text:p>0.00136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30384" calcext:value-type="float">
            <text:p>0.0130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7591073" calcext:value-type="float">
            <text:p>0.07591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353746" calcext:value-type="float">
            <text:p>0.0135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t</text:p>
          </table:table-cell>
          <table:table-cell office:value-type="string" calcext:value-type="string">
            <text:p>ga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3323742" calcext:value-type="float">
            <text:p>0.03323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0724775" calcext:value-type="float">
            <text:p>0.00724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50894" calcext:value-type="float">
            <text:p>0.00050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071739" calcext:value-type="float">
            <text:p>0.01071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51485005" calcext:value-type="float">
            <text:p>0.514850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03833649" calcext:value-type="float">
            <text:p>0.0603833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00914492" calcext:value-type="float">
            <text:p>0.009144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1986226" calcext:value-type="float">
            <text:p>0.019862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0011231" calcext:value-type="float">
            <text:p>0.00112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7670835" calcext:value-type="float">
            <text:p>0.047670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088909329" calcext:value-type="float">
            <text:p>0.088909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0633951" calcext:value-type="float">
            <text:p>0.00633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025900865" calcext:value-type="float">
            <text:p>0.025900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1255637" calcext:value-type="float">
            <text:p>0.01255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126794" calcext:value-type="float">
            <text:p>0.00126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rem</text:p>
          </table:table-cell>
          <table:table-cell office:value-type="string" calcext:value-type="string">
            <text:p>e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278252" calcext:value-type="float">
            <text:p>0.00278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272434851" calcext:value-type="float">
            <text:p>1.272434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ransportation</text:p>
          </table:table-cell>
          <table:table-cell table:style-name="ce13" office:value-type="string" calcext:value-type="string">
            <text:p>e-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29.8719229543" calcext:value-type="float">
            <text:p>29.8719229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52345101" calcext:value-type="float">
            <text:p>0.52345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.288817" calcext:value-type="float">
            <text:p>5.2888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383474" calcext:value-type="float">
            <text:p>0.03834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7077927" calcext:value-type="float">
            <text:p>1.07077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434939" calcext:value-type="float">
            <text:p>0.004349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309653" calcext:value-type="float">
            <text:p>0.309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.00005757" calcext:value-type="float">
            <text:p>5.76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ot</text:p>
          </table:table-cell>
          <table:table-cell office:value-type="string" calcext:value-type="string">
            <text:p>gamm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96855" calcext:value-type="float">
            <text:p>0.00096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l</text:p>
          </table:table-cell>
          <table:table-cell office:value-type="string" calcext:value-type="string">
            <text:p>gamm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14843" calcext:value-type="float">
            <text:p>0.00014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0371686" calcext:value-type="float">
            <text:p>0.00371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gam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0.00002654" calcext:value-type="float">
            <text:p>2.65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83533" calcext:value-type="float">
            <text:p>0.00083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0.00002015" calcext:value-type="float">
            <text:p>2.02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0.00008676" calcext:value-type="float">
            <text:p>8.6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00011518" calcext:value-type="float">
            <text:p>0.00011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001685" calcext:value-type="float">
            <text:p>0.0001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e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.000026528" calcext:value-type="float">
            <text:p>2.6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0" office:value-type="float" office:value="0.00004556982" calcext:value-type="float">
            <text:p>4.5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oni</text:p>
          </table:table-cell>
          <table:table-cell office:value-type="string" calcext:value-type="string">
            <text:p>e-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3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>
        <table:table-column table:style-name="co1" table:number-columns-repeated="15" table:default-cell-style-name="Default"/>
        <table:table-row table:style-name="ro2">
          <table:table-cell office:value-type="string" calcext:value-type="string">
            <text:p>Strack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nergy:</text:p>
          </table:table-cell>
          <table:table-cell office:value-type="float" office:value="0.127607" calcext:value-type="float">
            <text:p>0.127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nly_detec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33268" calcext:value-type="float">
            <text:p>0.0233268</text:p>
          </table:table-cell>
        </table:table-row>
        <table:table-row table:style-name="ro2">
          <table:table-cell office:value-type="string" calcext:value-type="string">
            <text:p>Only_detec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87784" calcext:value-type="float">
            <text:p>0.0187784</text:p>
          </table:table-cell>
        </table:table-row>
        <table:table-row table:style-name="ro2">
          <table:table-cell office:value-type="string" calcext:value-type="string">
            <text:p>Only_detec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343" calcext:value-type="float">
            <text:p>0.01343</text:p>
          </table:table-cell>
        </table:table-row>
        <table:table-row table:style-name="ro2">
          <table:table-cell office:value-type="string" calcext:value-type="string">
            <text:p>Only_detec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00406" calcext:value-type="float">
            <text:p>0.0200406</text:p>
          </table:table-cell>
        </table:table-row>
        <table:table-row table:style-name="ro2">
          <table:table-cell office:value-type="string" calcext:value-type="string">
            <text:p>Only_detec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25016" calcext:value-type="float">
            <text:p>0.0125016</text:p>
          </table:table-cell>
        </table:table-row>
        <table:table-row table:style-name="ro2">
          <table:table-cell table:number-columns-repeated="14"/>
          <table:table-cell table:formula="of:=SUM([.O2:.O6])" office:value-type="float" office:value="0.0880774" calcext:value-type="float">
            <text:p>0.0880774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Strack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nergy:</text:p>
          </table:table-cell>
          <table:table-cell office:value-type="float" office:value="0.127607" calcext:value-type="float">
            <text:p>0.127607</text:p>
          </table:table-cell>
          <table:table-cell table:number-columns-repeated="3"/>
        </table:table-row>
        <table:table-row table:style-name="ro2">
          <table:table-cell table:number-columns-repeated="12"/>
          <table:table-cell table:formula="of:=[.L22]+[.L29]" office:value-type="float" office:value="0.18579959" calcext:value-type="float">
            <text:p>0.185799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table:style-name="ce20" office:value-type="float" office:value="0.0000551739" calcext:value-type="float">
            <text:p>5.52E-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807923" calcext:value-type="float">
            <text:p>0.008079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0136661" calcext:value-type="float">
            <text:p>0.0001366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table:style-name="ce20" office:value-type="float" office:value="0.0000174696" calcext:value-type="float">
            <text:p>1.75E-05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21" table:formula="of:=SUM([.L12:.L15])" office:value-type="float" office:value="0.0082885345" calcext:value-type="float">
            <text:p>8.29E-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33268" calcext:value-type="float">
            <text:p>0.0233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87784" calcext:value-type="float">
            <text:p>0.01877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343" calcext:value-type="float">
            <text:p>0.01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00406" calcext:value-type="float">
            <text:p>0.02004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25016" calcext:value-type="float">
            <text:p>0.0125016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22" table:formula="of:=SUM([.L17:.L21])" office:value-type="float" office:value="0.0880774" calcext:value-type="float">
            <text:p>0.08807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table:style-name="ce23" office:value-type="float" office:value="0.0127286" calcext:value-type="float">
            <text:p>0.0127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870818" calcext:value-type="float">
            <text:p>0.008708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53852" calcext:value-type="float">
            <text:p>0.0153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9653" calcext:value-type="float">
            <text:p>0.0296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68963" calcext:value-type="float">
            <text:p>0.02689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435091" calcext:value-type="float">
            <text:p>0.00435091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22" table:formula="of:=SUM([.L23:.L28])" office:value-type="float" office:value="0.09772219" calcext:value-type="float">
            <text:p>0.09772219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Word_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table:style-name="ce20" office:value-type="float" office:value="0.0000551739" calcext:value-type="float">
            <text:p>5.52E-05</text:p>
          </table:table-cell>
          <table:table-cell table:number-columns-repeated="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office:value-type="string" calcext:value-type="string">
            <text:p>Strack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nergy:</text:p>
          </table:table-cell>
          <table:table-cell office:value-type="float" office:value="0.127607" calcext:value-type="float">
            <text:p>0.127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4WT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-totalenergy:</text:p>
          </table:table-cell>
          <table:table-cell/>
          <table:table-cell office:value-type="float" office:value="0.638606" calcext:value-type="float">
            <text:p>0.638606</text:p>
          </table:table-cell>
          <table:table-cell office:value-type="string" calcext:value-type="string">
            <text:p>energy:</text:p>
          </table:table-cell>
          <table:table-cell office:value-type="float" office:value="0.127607" calcext:value-type="float">
            <text:p>0.1276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WT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-totalenergy:</text:p>
          </table:table-cell>
          <table:table-cell/>
          <table:table-cell office:value-type="float" office:value="1.25328" calcext:value-type="float">
            <text:p>1.25328</text:p>
          </table:table-cell>
          <table:table-cell office:value-type="string" calcext:value-type="string">
            <text:p>energy:</text:p>
          </table:table-cell>
          <table:table-cell office:value-type="float" office:value="0.742282" calcext:value-type="float">
            <text:p>0.7422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ord_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0136661" calcext:value-type="float">
            <text:p>0.000136661</text:p>
          </table:table-cell>
          <table:table-cell/>
        </table:table-row>
        <table:table-row table:style-name="ro2">
          <table:table-cell office:value-type="string" calcext:value-type="string">
            <text:p>Word_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table:style-name="ce20" office:value-type="float" office:value="0.0000174696" calcext:value-type="float">
            <text:p>1.75E-05</text:p>
          </table:table-cell>
          <table:table-cell/>
        </table:table-row>
        <table:table-row table:style-name="ro2"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33268" calcext:value-type="float">
            <text:p>0.0233268</text:p>
          </table:table-cell>
        </table:table-row>
        <table:table-row table:style-name="ro2"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87784" calcext:value-type="float">
            <text:p>0.0187784</text:p>
          </table:table-cell>
        </table:table-row>
        <table:table-row table:style-name="ro2"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343" calcext:value-type="float">
            <text:p>0.01343</text:p>
          </table:table-cell>
        </table:table-row>
        <table:table-row table:style-name="ro2"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00406" calcext:value-type="float">
            <text:p>0.0200406</text:p>
          </table:table-cell>
        </table:table-row>
        <table:table-row table:style-name="ro2">
          <table:table-cell office:value-type="string" calcext:value-type="string">
            <text:p>Detectror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25016" calcext:value-type="float">
            <text:p>0.0125016</text:p>
          </table:table-cell>
        </table:table-row>
        <table:table-row table:style-name="ro2">
          <table:table-cell table:number-columns-repeated="14"/>
          <table:table-cell table:style-name="ce22" table:formula="of:=SUM([.O41:.O45])" office:value-type="float" office:value="0.0880774" calcext:value-type="float">
            <text:p>0.0880774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27286" calcext:value-type="float">
            <text:p>0.0127286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870818" calcext:value-type="float">
            <text:p>0.00870818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153852" calcext:value-type="float">
            <text:p>0.0153852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9653" calcext:value-type="float">
            <text:p>0.029653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268963" calcext:value-type="float">
            <text:p>0.0268963</text:p>
          </table:table-cell>
        </table:table-row>
        <table:table-row table:style-name="ro2">
          <table:table-cell office:value-type="string" calcext:value-type="string">
            <text:p>Substrat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435091" calcext:value-type="float">
            <text:p>0.00435091</text:p>
          </table:table-cell>
        </table:table-row>
        <table:table-row table:style-name="ro2">
          <table:table-cell table:number-columns-repeated="14"/>
          <table:table-cell table:style-name="ce22" table:formula="of:=SUM([.O47:.O52])" office:value-type="float" office:value="0.09772219" calcext:value-type="float">
            <text:p>0.09772219</text:p>
          </table:table-cell>
        </table:table-row>
        <table:table-row table:style-name="ro2">
          <table:table-cell office:value-type="string" calcext:value-type="string">
            <text:p>Word_Particl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tep: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Edep</text:p>
          </table:table-cell>
          <table:table-cell office:value-type="string" calcext:value-type="string">
            <text:p>step:</text:p>
          </table:table-cell>
          <table:table-cell office:value-type="float" office:value="0.00807923" calcext:value-type="float">
            <text:p>0.00807923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E245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Hoja2.A35:Hoja2.O10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23:21:37.2034782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7T21:02:10.405070741</meta:creation-date>
    <dc:date>2020-10-11T23:29:19.433155455</dc:date>
    <meta:editing-duration>PT2H6M15S</meta:editing-duration>
    <meta:editing-cycles>8</meta:editing-cycles>
    <meta:generator>LibreOffice/7.0.0.3$Linux_X86_64 LibreOffice_project/8061b3e9204bef6b321a21033174034a5e2ea88e</meta:generator>
    <meta:document-statistic meta:table-count="2" meta:cell-count="1951" meta:object-count="0"/>
  </office:meta>
</office:document-meta>
</file>